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30<text:span text:style-name="T10">th</text:span> April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0852626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721554431"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256180198" text:continue-list="list308526266"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31679133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279950483"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46470674" text:continue-list="list31679133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24450847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95037396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07397922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38921944"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43141122" text:continue-list="list2073979222"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61537589"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0600891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6241930"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49295673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96240893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731967071"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235567813"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806580350"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267183612"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references to trigger method special variables <text:span text:style-name="Code_20_Text">$!</text:span>, <text:span text:style-name="Code_20_Text">$^</text:span>, <text:span text:style-name="Code_20_Text">$#</text:span> and $*</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2028016521" text:style-name="L5">
        <text:list-item>
          <text:p text:style-name="P18">throw and return operations are only allowed as the last action in a sequence of rule actions (see below).</text:p>
        </text:list-item>
      </text:list>
      <text:list xml:id="list1796175258"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Special variables provide access to other trigger method data. <text:span text:style-name="Code_20_Text">$!</text:span>, which is only valid in at <text:span text:style-name="Code_20_Text">AT EXIT</text:span> rule, is bound to the return value on the stack at the point where the rule is triggered. Its type is the same as the trigger method return type. <text:span text:style-name="Code_20_Text">$^</text:span> is only valid in an <text:span text:style-name="Code_20_Text">AT THROW</text:span> rule and is bound to the throwable on the stack <text:s/>at the point where the rule is triggered. Its type is <text:span text:style-name="Code_20_Text">Throwable</text:span>. <text:span text:style-name="Code_20_Text">$#</text:span> has type <text:span text:style-name="Code_20_Text">int</text:span> and identifies the number of parameters supplied to the trigger method. <text:span text:style-name="Code_20_Text">$*</text:span> is of type <text:span text:style-name="Code_20_Text">Object[]</text:span> and is bound to an array containing all the trigger method parameter values.</text:p>
        </text:list-item>
        <text:list-item>
          <text:p text:style-name="P19">Assignments may update the bindings for rule variables introduced in the <text:span text:style-name="Code_20_Text">BINDS</text:span> clause, parameter or local variables or the return value variable <text:span text:style-name="Code_20_Text">$!</text:span>. Assignments are not currently allowed to update any of the the other special variables.</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405074964" text:continue-list="list80658035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13857652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oft-page-break/><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38525621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5409125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23204382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9816611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01132600"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161112575"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77699484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3202822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874657440"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27082157"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84399200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431519748"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43494241"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66269019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0371269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423781972"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77265726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71171756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90168689"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662649236"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370871436"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936876706"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115202674" text:continue-list="list1370871436"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384670899" text:continue-numbering="true" text:style-name="Outline">
        <text:list-item>
          <text:list>
            <text:list-header>
              <text:h text:style-name="P21"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04T16:40:31</dc:date>
    <meta:printed-by>Andrew Dinn</meta:printed-by>
    <meta:print-date>2008-09-26T17:21:42</meta:print-date>
    <meta:editing-cycles>135</meta:editing-cycles>
    <meta:editing-duration>PT53H19M31S</meta:editing-duration>
    <meta:document-statistic meta:table-count="0" meta:image-count="0" meta:object-count="0" meta:page-count="36" meta:paragraph-count="424" meta:word-count="14660" meta:character-count="91000"/>
    <meta:user-defined meta:name="Info 1"/>
    <meta:user-defined meta:name="Info 2"/>
    <meta:user-defined meta:name="Info 3"/>
    <meta:user-defined meta:name="Info 4"/>
  </office:meta>
</office:document-meta>
</file>